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T1EECO00" svg:font-family="TT1EECO00"/>
    <style:font-face style:name="Verdana1" svg:font-family="Verdana"/>
    <style:font-face style:name="Arial" svg:font-family="Arial" style:font-family-generic="swiss"/>
    <style:font-face style:name="Courier New" svg:font-family="'Courier New'" style:font-family-generic="modern" style:font-pitch="fixed"/>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Verdana" svg:font-family="Verdana"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font-size-asian="10pt" style:font-size-complex="10pt"/>
    </style:style>
    <style:style style:name="P4" style:family="paragraph" style:parent-style-name="Footnote">
      <style:text-properties style:font-name="Verdana"/>
    </style:style>
    <style:style style:name="P5" style:family="paragraph" style:parent-style-name="Standard" style:list-style-name="L1">
      <style:paragraph-properties fo:text-align="justify" style:justify-single-word="false"/>
      <style:text-properties style:font-name="Verdana" fo:font-size="10pt" fo:font-weight="normal"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Verdana" fo:font-size="10pt" fo:font-weight="normal" style:font-size-asian="10pt" style:font-weight-asian="normal" style:font-size-complex="10pt" style:font-weight-complex="normal"/>
    </style:style>
    <style:style style:name="P7" style:family="paragraph" style:parent-style-name="Standard" style:list-style-name="L1">
      <style:paragraph-properties fo:text-align="justify" style:justify-single-word="false"/>
      <style:text-properties style:font-name="Verdana" fo:font-size="11pt" style:font-size-asian="11pt" style:font-size-complex="11pt"/>
    </style:style>
    <style:style style:name="P8" style:family="paragraph" style:parent-style-name="Standard">
      <style:paragraph-properties fo:text-align="justify" style:justify-single-word="false"/>
      <style:text-properties style:font-name="Verdana" fo:font-size="10pt" style:text-underline-style="none"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style:font-name="Verdana" fo:font-size="10pt" style:text-underline-style="none" style:font-size-asian="10pt" style:font-size-complex="10pt"/>
    </style:style>
    <style:style style:name="P10" style:family="paragraph" style:parent-style-name="Standard" style:list-style-name="L2">
      <style:paragraph-properties fo:text-align="justify" style:justify-single-word="false"/>
      <style:text-properties style:font-name="Verdana" fo:font-size="10pt" style:font-size-asian="10pt" style:font-size-complex="10pt"/>
    </style:style>
    <style:style style:name="P11" style:family="paragraph" style:parent-style-name="Standard" style:list-style-name="L2">
      <style:paragraph-properties fo:text-align="justify" style:justify-single-word="false"/>
    </style:style>
    <style:style style:name="P12" style:family="paragraph" style:parent-style-name="Standard">
      <style:paragraph-properties fo:text-align="justify" style:justify-single-word="false"/>
      <style:text-properties style:font-name="Verdana" fo:font-size="10pt" style:font-name-asian="Arial" style:font-size-asian="10pt" style:font-name-complex="Arial" style:font-size-complex="10pt"/>
    </style:style>
    <style:style style:name="P13" style:family="paragraph" style:parent-style-name="Standard" style:list-style-name="L3">
      <style:paragraph-properties fo:text-align="justify" style:justify-single-word="false" style:text-autospace="none"/>
      <style:text-properties style:font-name="Verdana" fo:font-size="11pt" style:font-name-asian="Arial" style:font-size-asian="11pt" style:font-name-complex="Arial" style:font-size-complex="11pt"/>
    </style:style>
    <style:style style:name="P14" style:family="paragraph" style:parent-style-name="Standard">
      <style:text-properties style:font-name="Verdana" fo:font-size="10pt" style:font-size-asian="10pt" style:font-size-complex="10pt"/>
    </style:style>
    <style:style style:name="P15" style:family="paragraph" style:parent-style-name="Standard" style:list-style-name="L4">
      <style:paragraph-properties fo:text-align="justify" style:justify-single-word="false"/>
      <style:text-properties style:font-name="Verdana" fo:font-size="10pt" fo:font-weight="normal" style:font-size-asian="10pt" style:font-weight-asian="normal" style:font-size-complex="10pt" style:font-weight-complex="normal"/>
    </style:style>
    <style:style style:name="P16" style:family="paragraph" style:parent-style-name="Standard" style:list-style-name="L4">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1.251cm" fo:margin-right="0cm" fo:text-align="justify" style:justify-single-word="false" fo:text-indent="0cm" style:auto-text-indent="false" style:text-autospace="none"/>
      <style:text-properties style:font-name="Verdana" fo:font-size="10pt" style:font-size-asian="10pt" style:font-size-complex="10pt"/>
    </style:style>
    <style:style style:name="P18" style:family="paragraph" style:parent-style-name="Standard">
      <style:paragraph-properties fo:text-align="justify" style:justify-single-word="false" style:text-autospace="none"/>
      <style:text-properties style:font-name="Verdana" fo:font-size="10pt" style:font-name-asian="Arial" style:font-size-asian="10pt" style:font-name-complex="Arial" style:font-size-complex="10pt"/>
    </style:style>
    <style:style style:name="P19" style:family="paragraph" style:parent-style-name="Standard" style:list-style-name="L5">
      <style:paragraph-properties fo:text-align="justify" style:justify-single-word="false" style:text-autospace="none"/>
      <style:text-properties style:font-name="Verdana" fo:font-size="10pt" style:font-size-asian="10pt" style:font-size-complex="10pt"/>
    </style:style>
    <style:style style:name="P20" style:family="paragraph" style:parent-style-name="Standard">
      <style:paragraph-properties fo:margin-left="1.251cm" fo:margin-right="0cm" fo:text-align="justify" style:justify-single-word="false" fo:text-indent="0cm" style:auto-text-indent="false"/>
    </style:style>
    <style:style style:name="P21" style:family="paragraph" style:parent-style-name="Standard" style:list-style-name="L6">
      <style:paragraph-properties fo:text-align="justify" style:justify-single-word="false" style:text-autospace="none"/>
      <style:text-properties style:font-name="Verdana" fo:font-size="10pt" style:font-size-asian="10pt" style:font-size-complex="10pt"/>
    </style:style>
    <style:style style:name="P22" style:family="paragraph" style:parent-style-name="Standard">
      <style:paragraph-properties fo:margin-left="1.251cm" fo:margin-right="0cm" fo:text-align="justify" style:justify-single-word="false" fo:text-indent="0cm" style:auto-text-indent="false" style:text-autospace="none"/>
      <style:text-properties style:font-name="Verdana" fo:font-size="10pt" style:font-name-asian="TT1EECO00" style:font-size-asian="10pt" style:font-name-complex="TT1EECO00" style:font-size-complex="10pt"/>
    </style:style>
    <style:style style:name="P23" style:family="paragraph" style:parent-style-name="Standard" style:list-style-name="L7">
      <style:paragraph-properties fo:margin-left="0cm" fo:margin-right="0cm" fo:text-align="start" style:justify-single-word="false" fo:text-indent="0cm" style:auto-text-indent="false" style:text-autospace="none"/>
      <style:text-properties style:font-name="Verdana" fo:font-size="10pt" style:font-name-asian="TT1EECO00" style:font-size-asian="10pt" style:font-name-complex="TT1EECO00" style:font-size-complex="10pt"/>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style:font-size-asian="10pt" style:font-size-complex="10pt"/>
    </style:style>
    <style:style style:name="T7" style:family="text">
      <style:text-properties style:font-name="Verdana"/>
    </style:style>
    <style:style style:name="T8" style:family="text">
      <style:text-properties style:font-name="Verdana"/>
    </style:style>
    <style:style style:name="T9" style:family="text">
      <style:text-properties style:font-name="Verdana" fo:font-size="10pt" style:font-size-asian="10pt" style:font-size-complex="10pt"/>
    </style:style>
    <style:style style:name="T10" style:family="text">
      <style:text-properties style:font-name="Verdana" fo:font-size="10pt" style:font-size-asian="10pt" style:font-size-complex="10pt"/>
    </style:style>
    <style:style style:name="T11" style:family="text">
      <style:text-properties fo:font-weight="normal"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font-name-asian="Arial" style:font-style-asian="italic" style:font-name-complex="Arial" style:font-style-complex="italic"/>
    </style:style>
    <style:style style:name="T14" style:family="text">
      <style:text-properties style:font-name-asian="Arial" style:font-name-complex="Arial"/>
    </style:style>
    <style:style style:name="T15" style:family="text">
      <style:text-properties fo:font-style="italic" style:font-style-asian="italic" style:font-style-complex="italic"/>
    </style:style>
    <style:style style:name="T16" style:family="text">
      <style:text-properties fo:font-style="italic" style:font-name-asian="TT1EECO00" style:font-style-asian="italic" style:font-name-complex="TT1EECO00" style:font-style-complex="italic"/>
    </style:style>
    <style:style style:name="T17" style:family="text">
      <style:text-properties style:font-name-asian="TT1EECO00" style:font-name-complex="TT1EECO00"/>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ee / Libre Open Source Software</text:p>
      <text:p text:style-name="P1">A Sustainable Approach to Information Technology</text:p>
      <text:p text:style-name="P2"/>
      <text:p text:style-name="P3">As a public service, the GOSLING community (Getting Open Source Logic INto Governments) has prepared this information package to raise awareness amongst Members of Parliament regarding the significant benefits of the creation and use of Free / Libre Open Source Software (FLOSS) within government operations. <text:s/>Organizations choose the free open source approach for a range of reasons, among them to achieve cost savings over time partly due to no license costs, to exercise due diligence in security management, to realize faster implementation, to enjoy greater flexibility, and to adhere to international standards.<text:note text:id="ftn1" text:note-class="footnote"><text:note-citation>1</text:note-citation><text:note-body><text:p text:style-name="P4"><text:span text:style-name="T1">Why Open Source Software? Look at the Numbers!, David Wheeler, 2005-11-14, </text:span><text:a xlink:type="simple" xlink:href="http://www.dwheeler.com/oss_fs_why.html#tco"><text:span text:style-name="T2">http://www.dwheeler.com/oss_fs_why.html#tco</text:span></text:a></text:p></text:note-body></text:note> <text:s/>Please find below additional information about free / libre open source software: </text:p>
      <text:p text:style-name="P3"/>
      <text:list text:style-name="L1">
        <text:list-item>
          <text:p text:style-name="P5"><text:span text:style-name="T3">What is it?</text:span> <text:s/>Free / libre open source is a proven business model under which software is developed and licensed as a shared knowledge asset amongst contributors and distributors world-wide. <text:s/>It is free to use, modify, and distribute. </text:p>
        </text:list-item>
      </text:list>
      <text:p text:style-name="P6"/>
      <text:list text:style-name="L1">
        <text:list-item text:start-value="1">
          <text:p text:style-name="P5"><text:span text:style-name="T3">How is it relevant to me?</text:span> <text:s/>The Government of Canada spends billions each year on custom software development, software licenses, and integration of proprietary systems and standards. <text:s/>Governments world-wide have been depending on FLOSS for decades, and the trend continues to increase. <text:s/>During your work as an MP, we encourage you to ask the public service where they are including free / libre open source approaches in their acquisition, use, production and distribution of software. <text:s/>We hope you might encourage further investigation of its benefits within the Canadian Government.</text:p>
        </text:list-item>
      </text:list>
      <text:p text:style-name="P6"/>
      <text:list text:style-name="L1">
        <text:list-item text:start-value="1">
          <text:p text:style-name="P7"><text:span text:style-name="T4">Where can I find out more?</text:span><text:span text:style-name="T5"> <text:s/>More info</text:span><text:span text:style-name="T6"> can be found below, in the associated inserts of this package, and at the address in the document footer (where these documents are posted).</text:span></text:p>
        </text:list-item>
      </text:list>
      <text:p text:style-name="P3"/>
      <text:p text:style-name="P8">Did you know?</text:p>
      <text:p text:style-name="P9"/>
      <text:list text:style-name="L2">
        <text:list-item>
          <text:p text:style-name="P10">The Bank of Canada uses and contributes to FLOSS to analyze credit rates and monetary statistics <text:note text:id="ftn2" text:note-class="footnote"><text:note-citation>2</text:note-citation><text:note-body><text:p text:style-name="Footnote"><text:a xlink:type="simple" xlink:href="http://www.bank-banque-canada.ca/pgilbert/software.php"><text:span text:style-name="T7">http://www.bank-banque-canada.ca/pgilbert/software.php</text:span></text:a><text:span text:style-name="T8"> In a </text:span><text:a xlink:type="simple" xlink:href="http://www.itbusiness.ca/it/client/en/home/News.asp?id=39200&amp;cid=2"><text:span text:style-name="T7">recent news item</text:span></text:a><text:span text:style-name="T8"> from IT business.ca, Chris Pratt, IBM Canada's manager of strategic initiatives, was reported as saying "the Bank of Canada provided a good illustration of a mixed open source and proprietary enterprise." </text:span></text:p></text:note-body></text:note>.</text:p>
        </text:list-item>
      </text:list>
      <text:p text:style-name="P3"/>
      <text:list text:style-name="L2">
        <text:list-item text:start-value="1">
          <text:p text:style-name="P10">The International Space Station runs almost entirely on FLOSS in order “to maximize the awareness and impact of NASA research” <text:note text:id="ftn3" text:note-class="footnote"><text:note-citation>3</text:note-citation><text:note-body><text:p text:style-name="Footnote"><text:a xlink:type="simple" xlink:href="http://opensource.arc.nasa.gov/"><text:span text:style-name="T7">http://opensource.arc.nasa.gov/</text:span></text:a></text:p></text:note-body></text:note>.</text:p>
        </text:list-item>
      </text:list>
      <text:p text:style-name="P3"/>
      <text:list text:style-name="L2">
        <text:list-item text:start-value="1">
          <text:p text:style-name="P10">At the height of the SARS crisis in 2004, a Canadian lab run entirely on FLOSS beat the rest of the world in the race to map the SARS genome<text:note text:id="ftn4" text:note-class="footnote"><text:note-citation>4</text:note-citation><text:note-body><text:p text:style-name="Footnote"><text:a xlink:type="simple" xlink:href="http://www.linuxjournal.com/article/6977"><text:span text:style-name="T7">http://www.linuxjournal.com/article/6977 <text:s text:c="2"/></text:span></text:a><text:a xlink:type="simple" xlink:href="http://athena.bioc.uvic.ca/sars/index.php?page=tools"><text:span text:style-name="T7">http://athena.bioc.uvic.ca/sars/index.php?page=tools</text:span></text:a></text:p></text:note-body></text:note>.</text:p>
        </text:list-item>
      </text:list>
      <text:p text:style-name="P3"/>
      <text:list text:style-name="L2">
        <text:list-item text:start-value="1">
          <text:p text:style-name="P10">The online National Atlas of Canada is built entirely on FLOSS<text:note text:id="ftn5" text:note-class="footnote"><text:note-citation>5</text:note-citation><text:note-body><text:p text:style-name="Footnote"><text:a xlink:type="simple" xlink:href="http://atlas.nrcan.gc.ca/site/english/dataservices/web_map_service.html"><text:span text:style-name="T7">http://atlas.nrcan.gc.ca/site/english/dataservices/web_map_service.html</text:span></text:a></text:p></text:note-body></text:note>.</text:p>
        </text:list-item>
      </text:list>
      <text:list text:style-name="L2">
        <text:list-item text:start-value="1">
          <text:p text:style-name="P11"><text:span text:style-name="T9">The Government of Canada website, </text:span><text:a xlink:type="simple" xlink:href="http://www.canada.gc.ca/"><text:span text:style-name="T10">www.canada.gc.ca</text:span></text:a><text:span text:style-name="T9"> is run on the Apache FLOSS web server. <text:s/>Over 60% of all the web servers on the Internet run Apache</text:span><text:span text:style-name="T9"><text:note text:id="ftn6" text:note-class="footnote"><text:note-citation>6</text:note-citation><text:note-body><text:p text:style-name="Footnote"><text:a xlink:type="simple" xlink:href="http://news.netcraft.com/archives/2006/08/01/august_2006_web_server_survey.html"><text:span text:style-name="T7">http://news.netcraft.com/archives/2006/08/01/august_2006_web_server_survey.html</text:span></text:a></text:p></text:note-body></text:note></text:span><text:span text:style-name="T9">.</text:span></text:p>
        </text:list-item>
      </text:list>
      <text:p text:style-name="P3"/>
      <text:list text:style-name="L2">
        <text:list-item text:start-value="1">
          <text:p text:style-name="P10">Canada plays an important role in the development of FLOSS Geographic Information Systems GIS that are used worldwide<text:note text:id="ftn7" text:note-class="footnote"><text:note-citation>7</text:note-citation><text:note-body><text:p text:style-name="Footnote"><text:a xlink:type="simple" xlink:href="http://www.directionsmag.com/article.php?article_id=2194&amp;trv=1"><text:span text:style-name="T7">http://www.directionsmag.com/article.php?article_id=2194&amp;trv=1</text:span></text:a></text:p></text:note-body></text:note>.</text:p>
        </text:list-item>
      </text:list>
      <text:p text:style-name="P3"/>
      <text:list text:style-name="L2">
        <text:list-item text:start-value="1">
          <text:p text:style-name="P10">SchoolNet, a partnership with the provincial and territorial governments, the education community, and the private sector, promotes the effective use of information and communications technologies in learning, and as part of this mission, it provides a FLOSS Resources Centre<text:note text:id="ftn8" text:note-class="footnote"><text:note-citation>8</text:note-citation><text:note-body><text:p text:style-name="Footnote"><text:a xlink:type="simple" xlink:href="http://www.schoolnet.ca/home/e/opensource.asp"><text:span text:style-name="T7">http://www.schoolnet.ca/home/e/opensource.asp</text:span></text:a></text:p></text:note-body></text:note>.</text:p>
        </text:list-item>
      </text:list>
      <text:p text:style-name="P3"/>
      <text:p text:style-name="P8">More Information</text:p>
      <text:p text:style-name="P12"/>
      <text:list text:style-name="L3">
        <text:list-item>
          <text:p text:style-name="P13"><text:span text:style-name="T6">Treasury Board Secretariat's reference Page on free / libre open source software:<text:line-break/></text:span><text:a xlink:type="simple" xlink:href="http://www.tbs-sct.gc.ca/fap-paf/oss-ll/oss-ll_e.asp"><text:span text:style-name="T10">http://www.tbs-sct.gc.ca/fap-paf/oss-ll/oss-ll_e.asp</text:span></text:a></text:p>
        </text:list-item>
      </text:list>
      <text:p text:style-name="P14"/>
      <text:list text:style-name="L4">
        <text:list-item>
          <text:p text:style-name="P15">A directory of links to <text:span text:style-name="T1">“Open Source Software Solutions and Support Providers”</text:span> that can provide various levels and types of FLOSS services and support:<text:line-break/><text:a xlink:type="simple" xlink:href="http://strategis.ic.gc.ca/epic/internet/inict-tic.nsf/en/h_it07356e.html"><text:span text:style-name="T10">http://strategis.ic.gc.ca/epic/internet/inict-tic.nsf/en/h_it07356e.html</text:span></text:a></text:p>
        </text:list-item>
      </text:list>
      <text:p text:style-name="P6"/>
      <text:list text:style-name="L4">
        <text:list-item text:start-value="1">
          <text:p text:style-name="P16"><text:span text:style-name="T9">The final report by e-Cology Corporation on its study of “Open Source Software (OSS) in Canada”, September 2003, which was jointly contracted out by Industry Canada, Public Works and Government Services Canada, and Treasury Board Secretariat:<text:line-break/></text:span><text:a xlink:type="simple" xlink:href="http://www.e-cology.ca/canfloss/report/CANfloss_Report.pdf"><text:span text:style-name="T10">http://www.e-cology.ca/canfloss/report/CANfloss_Report.pdf</text:span></text:a></text:p>
        </text:list-item>
      </text:list>
      <text:p text:style-name="P6"/>
      <text:p text:style-name="P17"><text:span text:style-name="T11">From the executive summary: “</text:span><text:span text:style-name="T12">T</text:span><text:span text:style-name="T13">he overall goal of this report is to raise the level of understanding of why and how the Open Source paradigm and its products, services and communities are important to Canada, both domestically and internationally.</text:span><text:span text:style-name="T14">”</text:span></text:p>
      <text:p text:style-name="P18"/>
      <text:list text:style-name="L5">
        <text:list-item>
          <text:p text:style-name="P19">“Open Source and The Voluntary Sector”, a report commissioned by the Information and Communications Technology Branch of Industry Canada: </text:p>
        </text:list-item>
      </text:list>
      <text:p text:style-name="P20"><text:a xlink:type="simple" xlink:href="http://www.openflows.org/article.pl?sid=03/05/29/1349220"><text:span text:style-name="T10">http://www.openflows.org/article.pl?sid=03/05/29/1349220</text:span></text:a></text:p>
      <text:p text:style-name="P17"><text:span text:style-name="T14">From the executive summary: “</text:span><text:span text:style-name="T15">OSS provides exciting opportunities for voluntary organizations that wish to increase the quality and scope of their computing infrastructure without straining their budgets.</text:span> <text:span text:style-name="T14">“</text:span></text:p>
      <text:p text:style-name="P18"/>
      <text:list text:style-name="L6">
        <text:list-item>
          <text:p text:style-name="P21">“Free / Open Source Software: Government Policy”, Government and Policy Primer, </text:p>
        </text:list-item>
      </text:list>
      <text:p text:style-name="P20"><text:a xlink:type="simple" xlink:href="http://www.iosn.net/government/foss-government-primer/foss-govt-policy.pdf"><text:span text:style-name="T10">http://www.iosn.net/government/foss-government-primer/foss-govt-policy.pdf</text:span></text:a></text:p>
      <text:p text:style-name="P17">Preface: “<text:span text:style-name="T16">This primer surveys the motivations of countries implementing FOSS, summarizes steps involved in formulating a policy, lists some possible strategies to use in implementing the policy and touches on cross-sectoral issues unique to FOSS policies. Its target audience is national policy-makers and their advisers.</text:span><text:span text:style-name="T17">”</text:span></text:p>
      <text:p text:style-name="P22"/>
      <text:list text:style-name="L7">
        <text:list-item>
          <text:p text:style-name="P23">Wikipedia:<text:tab/>English - <text:a xlink:type="simple" xlink:href="http://en.wikipedia.org/wiki/Free_software"><text:span text:style-name="T10">http://en.wikipedia.org/wiki/Free_software</text:span></text:a><text:span text:style-name="T9"> <text:line-break/><text:tab/><text:tab/>French - </text:span><text:a xlink:type="simple" xlink:href="http://fr.wikipedia.org/wiki/Logiciel_libre"><text:span text:style-name="T10">http://fr.wikipedia.org/wiki/Logiciel_librew</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T1EECO00" svg:font-family="TT1EECO00"/>
    <style:font-face style:name="Verdana1" svg:font-family="Verdana"/>
    <style:font-face style:name="Arial" svg:font-family="Arial" style:font-family-generic="swiss"/>
    <style:font-face style:name="Courier New" svg:font-family="'Courier New'" style:font-family-generic="modern" style:font-pitch="fixed"/>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Verdana" svg:font-family="Verdana"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Bitstream Vera Serif" fo:font-size="24pt" fo:font-weight="bold" style:font-name-asian="Bitstream Vera Sans1" style:font-size-asian="24pt" style:font-weight-asian="bold" style:font-name-complex="Lucidasans" style:font-size-complex="2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fo:padding="0cm" fo:border-left="none" fo:border-right="none" fo:border-top="none" fo:border-bottom="0.018cm solid #000000" style:shadow="none">
        <style:tab-stops>
          <style:tab-stop style:position="17.542cm" style:type="right"/>
        </style:tab-stops>
      </style:paragraph-properties>
      <style:text-properties style:font-name="Verdana" fo:font-size="10pt" style:text-underline-style="none" fo:font-weight="normal" style:font-size-asian="10pt" style:font-weight-asian="normal" style:font-size-complex="10pt" style:font-weight-complex="normal"/>
    </style:style>
    <style:style style:name="P2" style:family="paragraph" style:parent-style-name="Footer">
      <style:paragraph-properties fo:text-align="start" style:justify-single-word="false" fo:padding="0.051cm" fo:border-left="none" fo:border-right="none" fo:border-top="0.018cm solid #000000" fo:border-bottom="none" style:shadow="none"/>
      <style:text-properties style:font-name="Verdana" fo:font-size="10pt" style:font-size-asian="10pt" style:font-size-complex="10pt"/>
    </style:style>
    <style:style style:name="T1" style:family="text">
      <style:text-properties style:font-name="Verdana1"/>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27cm" fo:margin-left="0cm" fo:margin-right="0cm" fo:margin-bottom="0.254cm" style:dynamic-spacing="false"/>
      </style:header-style>
      <style:footer-style>
        <style:header-footer-properties svg:height="1.016cm" fo:margin-left="0cm" fo:margin-right="0cm" fo:margin-top="0.254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Free / Libre Open Source Software<text:tab/>MP Awareness Information<text:tab/></text:p>
      </style:header>
      <style:footer>
        <text:p text:style-name="P2">This document is in the public domain<text:tab/><text:tab/>More info: http://<text:span text:style-name="T1">GoslingCommunity.org/mp/</text:span></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24T18:11:31</meta:creation-date>
    <dc:date>2006-09-24T18:11:32</dc:date>
    <dc:language>en-US</dc:languag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2" meta:paragraph-count="36" meta:word-count="832" meta:character-count="5613"/>
  </office:meta>
</office:document-meta>
</file>